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officeooo:rsid="0036e8c8" officeooo:paragraph-rsid="0036e8c8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7dc65" style:font-weight-asian="bold" style:font-weight-complex="bold"/>
    </style:style>
    <style:style style:name="P5" style:family="paragraph" style:parent-style-name="Standard">
      <style:text-properties fo:font-weight="bold" officeooo:rsid="0037c79f" officeooo:paragraph-rsid="0037c79f" style:font-weight-asian="bold" style:font-weight-complex="bold"/>
    </style:style>
    <style:style style:name="P6" style:family="paragraph" style:parent-style-name="Standard">
      <style:text-properties fo:font-weight="bold" officeooo:rsid="003b616c" officeooo:paragraph-rsid="003b616c" style:font-weight-asian="bold" style:font-weight-complex="bold"/>
    </style:style>
    <style:style style:name="P7" style:family="paragraph" style:parent-style-name="Standard">
      <style:text-properties officeooo:rsid="002c8d90" officeooo:paragraph-rsid="002c8d90"/>
    </style:style>
    <style:style style:name="P8" style:family="paragraph" style:parent-style-name="Standard">
      <style:text-properties fo:font-weight="normal" officeooo:rsid="003b616c" officeooo:paragraph-rsid="003b616c" style:font-weight-asian="normal" style:font-weight-complex="normal"/>
    </style:style>
    <style:style style:name="P9" style:family="paragraph" style:parent-style-name="Standard">
      <style:text-properties fo:font-weight="normal" officeooo:rsid="003d1c16" officeooo:paragraph-rsid="003d1c16" style:font-weight-asian="normal" style:font-weight-complex="normal"/>
    </style:style>
    <style:style style:name="P10" style:family="paragraph" style:parent-style-name="Standard">
      <style:text-properties officeooo:rsid="003329d0" officeooo:paragraph-rsid="003329d0"/>
    </style:style>
    <style:style style:name="P11" style:family="paragraph" style:parent-style-name="Standard">
      <style:text-properties officeooo:rsid="003d1c16" officeooo:paragraph-rsid="003d1c16"/>
    </style:style>
    <style:style style:name="P12" style:family="paragraph" style:parent-style-name="Heading_20_3">
      <style:text-properties officeooo:paragraph-rsid="0027dc65"/>
    </style:style>
    <style:style style:name="P13" style:family="paragraph" style:parent-style-name="Heading_20_3">
      <style:text-properties officeooo:paragraph-rsid="002efe3e"/>
    </style:style>
    <style:style style:name="P14" style:family="paragraph" style:parent-style-name="Preformatted_20_Text">
      <style:text-properties officeooo:paragraph-rsid="002efe3e"/>
    </style:style>
    <style:style style:name="P15" style:family="paragraph" style:parent-style-name="Preformatted_20_Text">
      <style:text-properties officeooo:paragraph-rsid="0030e7d3"/>
    </style:style>
    <style:style style:name="P16" style:family="paragraph" style:parent-style-name="Standard" style:list-style-name="L1"/>
    <style:style style:name="P17" style:family="paragraph" style:parent-style-name="Standard" style:list-style-name="L2">
      <style:text-properties officeooo:paragraph-rsid="0037c79f"/>
    </style:style>
    <style:style style:name="P18" style:family="paragraph" style:parent-style-name="Standard" style:list-style-name="L2">
      <style:text-properties officeooo:rsid="0037c79f" officeooo:paragraph-rsid="0037c79f"/>
    </style:style>
    <style:style style:name="P19" style:family="paragraph" style:parent-style-name="Standard" style:list-style-name="L2">
      <style:text-properties officeooo:rsid="0023dff6" officeooo:paragraph-rsid="0023dff6"/>
    </style:style>
    <style:style style:name="P20" style:family="paragraph" style:parent-style-name="Standard" style:list-style-name="L2">
      <style:text-properties officeooo:rsid="0023dff6" officeooo:paragraph-rsid="002947b3"/>
    </style:style>
    <style:style style:name="P21" style:family="paragraph" style:parent-style-name="Standard" style:list-style-name="L3"/>
    <style:style style:name="P22" style:family="paragraph" style:parent-style-name="Standard" style:list-style-name="L3">
      <style:text-properties fo:font-weight="normal" officeooo:paragraph-rsid="002947b3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3dff6" officeooo:paragraph-rsid="002947b3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947b3" officeooo:paragraph-rsid="002947b3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295ac4" officeooo:paragraph-rsid="00295ac4" style:font-weight-asian="normal" style:font-weight-complex="normal"/>
    </style:style>
    <style:style style:name="P26" style:family="paragraph" style:parent-style-name="Standard" style:list-style-name="L4"/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 style:list-style-name="L4">
      <style:text-properties fo:font-weight="bold" officeooo:rsid="0025e9f3" officeooo:paragraph-rsid="0025e9f3" style:font-weight-asian="bold" style:font-weight-complex="bold"/>
    </style:style>
    <style:style style:name="P29" style:family="paragraph" style:parent-style-name="Standard">
      <style:text-properties fo:font-weight="bold" officeooo:rsid="003b616c" officeooo:paragraph-rsid="0041ba86" style:font-weight-asian="bold" style:font-weight-complex="bold"/>
    </style:style>
    <style:style style:name="P30" style:family="paragraph" style:parent-style-name="Standard" style:list-style-name="L5">
      <style:text-properties officeooo:rsid="002c8d90" officeooo:paragraph-rsid="002c8d90"/>
    </style:style>
    <style:style style:name="P31" style:family="paragraph" style:parent-style-name="Standard" style:list-style-name="L5">
      <style:text-properties officeooo:rsid="002c8d90" officeooo:paragraph-rsid="0037c79f"/>
    </style:style>
    <style:style style:name="P32" style:family="paragraph" style:parent-style-name="Standard" style:list-style-name="L5">
      <style:text-properties officeooo:rsid="003329d0" officeooo:paragraph-rsid="003329d0"/>
    </style:style>
    <style:style style:name="P33" style:family="paragraph" style:parent-style-name="Standard" style:list-style-name="L5">
      <style:text-properties officeooo:rsid="0040c202" officeooo:paragraph-rsid="0040c202"/>
    </style:style>
    <style:style style:name="P34" style:family="paragraph" style:parent-style-name="Standard" style:list-style-name="L5">
      <style:text-properties officeooo:rsid="0041ba86" officeooo:paragraph-rsid="0041ba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d036" style:font-weight-asian="bold" style:font-weight-complex="bold"/>
    </style:style>
    <style:style style:name="T3" style:family="text">
      <style:text-properties fo:font-weight="bold" officeooo:rsid="0041ba8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95ac4" style:font-weight-asian="normal" style:font-weight-complex="normal"/>
    </style:style>
    <style:style style:name="T6" style:family="text">
      <style:text-properties fo:font-weight="normal" officeooo:rsid="003808bf" style:font-weight-asian="normal" style:font-weight-complex="normal"/>
    </style:style>
    <style:style style:name="T7" style:family="text">
      <style:text-properties fo:font-weight="normal" officeooo:rsid="003b616c" style:font-weight-asian="normal" style:font-weight-complex="normal"/>
    </style:style>
    <style:style style:name="T8" style:family="text">
      <style:text-properties fo:font-weight="normal" officeooo:rsid="0041ba86" style:font-weight-asian="normal" style:font-weight-complex="normal"/>
    </style:style>
    <style:style style:name="T9" style:family="text">
      <style:text-properties officeooo:rsid="001df10c"/>
    </style:style>
    <style:style style:name="T10" style:family="text">
      <style:text-properties officeooo:rsid="0020ec25"/>
    </style:style>
    <style:style style:name="T11" style:family="text">
      <style:text-properties officeooo:rsid="002947b3"/>
    </style:style>
    <style:style style:name="T12" style:family="text">
      <style:text-properties officeooo:rsid="002efe3e"/>
    </style:style>
    <style:style style:name="T13" style:family="text">
      <style:text-properties officeooo:rsid="0030e7d3"/>
    </style:style>
    <style:style style:name="T14" style:family="text">
      <style:text-properties officeooo:rsid="0036c95e"/>
    </style:style>
    <style:style style:name="T15" style:family="text">
      <style:text-properties officeooo:rsid="0037c79f"/>
    </style:style>
    <style:style style:name="T16" style:family="text">
      <style:text-properties officeooo:rsid="003bcd07"/>
    </style:style>
    <style:style style:name="T17" style:family="text">
      <style:text-properties officeooo:rsid="003d1c16"/>
    </style:style>
    <style:style style:name="T18" style:family="text">
      <style:text-properties officeooo:rsid="003e7328"/>
    </style:style>
    <style:style style:name="T19" style:family="text">
      <style:text-properties officeooo:rsid="0040bc7c"/>
    </style:style>
    <style:style style:name="T20" style:family="text">
      <style:text-properties officeooo:rsid="0041ba86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sionhallinta osana ohjelmistoprojektia<text:tab/><text:tab/><text:tab/><text:tab/><text:tab/></text:p>
      <text:list xml:id="list4865339456437600425" text:style-name="L1">
        <text:list-item>
          <text:p text:style-name="P16">Version hallinta järjestelmiä on useita(mm. Cvs, subversion, git)</text:p>
        </text:list-item>
        <text:list-item>
          <text:p text:style-name="P16">Edellisiin liittyviä työkaluja vielä enemmän( client ,jolla pääsee kiinni versionhallinta järjestelmään)</text:p>
        </text:list-item>
        <text:list-item>
          <text:p text:style-name="P16">Tässä käsitellään Git -versionhallintaa</text:p>
        </text:list-item>
        <text:list-item>
          <text:p text:style-name="P16">Palvelimena käytetään ilmaista GitHub-palvelu(Voi ostaa kuukausimaksulla lisää ominaisuuksia).( Git-palvelimen voi pystyttää myös itselle, jolloin tietoturva, <text:span text:style-name="T9">ominaisuudet</text:span> ja hinta ovat kohdallaan. <text:span text:style-name="T14">Google: “bitnami gitlab”</text:span>)</text:p>
          <text:p text:style-name="P16"/>
        </text:list-item>
      </text:list>
      <text:p text:style-name="Standard"><text:span text:style-name="T1">Git -asennus ja käyttö </text:span><text:span text:style-name="T3">Eclipsellä</text:span><text:span text:style-name="T1"> (</text:span><text:span text:style-name="T4">Tämä ei ole ainoa tapa käyttää GitHub:ia</text:span><text:span text:style-name="T1">)<text:tab/><text:tab/></text:span></text:p>
      <text:p text:style-name="Standard">Luodaan <text:span text:style-name="T11">uusi </text:span>git projekti <text:span text:style-name="T9">suoraan GitHub-palveluun, joka myöhemmin haetaan Eclipsellä</text:span></text:p>
      <text:list xml:id="list7876401121632759741" text:style-name="L2">
        <text:list-item>
          <text:list>
            <text:list-item>
              <text:p text:style-name="P17"><text:span text:style-name="T15">Luo uusi projekti Githubissa: “</text:span>Create a new repository<text:span text:style-name="T15">”</text:span></text:p>
            </text:list-item>
            <text:list-item>
              <text:p text:style-name="P18">Kopioi talteen osoite ja siirry Eclipseen</text:p>
            </text:list-item>
            <text:list-item>
              <text:p text:style-name="P19">Eclipse: File/import...Git … <text:span text:style-name="T11">Clone URI … osoite … next … next ...</text:span></text:p>
            </text:list-item>
            <text:list-item>
              <text:p text:style-name="P19">“Use the new project wizard” jos githubissa ei ole projektilla mitään sisältöö.</text:p>
            </text:list-item>
            <text:list-item>
              <text:p text:style-name="P19">Tee projektille sisältöä ja Team/share Project... ja valitse yllä mainittu git projekti. </text:p>
            </text:list-item>
            <text:list-item>
              <text:p text:style-name="P20">Commit </text:p>
            </text:list-item>
            <text:list-item>
              <text:p text:style-name="P20">push ja kaikki meni githubiin</text:p>
            </text:list-item>
          </text:list>
        </text:list-item>
      </text:list>
      <text:p text:style-name="Standard"/>
      <text:p text:style-name="P3"><text:span text:style-name="T11">Olemassa olevan Eclipse p</text:span>rojektin haku GitHubista <text:span text:style-name="T19">Elcipsellä</text:span></text:p>
      <text:list xml:id="list7326847588504138028" text:style-name="L3">
        <text:list-item>
          <text:p text:style-name="P22">File/import/git </text:p>
        </text:list-item>
        <text:list-item>
          <text:p text:style-name="P23">Eclipse: File/import...Git … Clone URI … osoite … next … next ...</text:p>
        </text:list-item>
        <text:list-item>
          <text:p text:style-name="P24">Kun projektilla on Git:ssä sisältöä niin “import existing project”(build Path määritykset hankalia...) </text:p>
        </text:list-item>
        <text:list-item>
          <text:p text:style-name="P21"><text:span text:style-name="T5">Muutosten(paljon koodausta) jälke</text:span><text:span text:style-name="T7">­</text:span><text:span text:style-name="T5">en </text:span><text:span text:style-name="T6">File/Team/</text:span><text:span text:style-name="T4">commit </text:span><text:span text:style-name="T5">ja push niin uusi versio projektista on verkossa </text:span><text:span text:style-name="T4">(käyttäjä oikeudet GitHub:n käyttöön)</text:span></text:p>
        </text:list-item>
        <text:list-item>
          <text:p text:style-name="P25">Jos projekti ei ole oma niin git-projektin ylläpitäjältä tarvitaan push -oikeudet.</text:p>
        </text:list-item>
      </text:list>
      <text:p text:style-name="Standard"/>
      <text:p text:style-name="P4">Esimerkki GitHub:n tuottamista ohjeista(käyttäjäkohtaisia)<text:span text:style-name="T10">(toimii konsolissa) </text:span><text:span text:style-name="T8">Osoitteet esimerkkiprojektiin syytä muuttaa ennen kokeilua</text:span></text:p>
      <text:h text:style-name="P12" text:outline-level="3">Create a new repository on the command line</text:h>
      <text:section text:style-name="Sect1" text:name="js-repo-pjax-container">
        <text:p text:style-name="Preformatted_20_Text"><text:span text:style-name="Source_20_Text">touch README.md</text:span></text:p>
        <text:p text:style-name="Preformatted_20_Text"><text:span text:style-name="Source_20_Text">git init</text:span></text:p>
        <text:p text:style-name="Preformatted_20_Text"><text:span text:style-name="Source_20_Text">git add README.md</text:span></text:p>
        <text:p text:style-name="Preformatted_20_Text"><text:span text:style-name="Source_20_Text">git commit -</text:span><text:span text:style-name="Source_20_Text"><text:span text:style-name="T20">a</text:span></text:span><text:span text:style-name="Source_20_Text">m "first commit"</text:span></text:p>
        <text:p text:style-name="Preformatted_20_Text"><text:span text:style-name="Source_20_Text">git remote add origin git@github.com:miksa007/HelloWorld.git</text:span></text:p>
        <text:p text:style-name="P2"><text:span text:style-name="Source_20_Text">git push -u origin master</text:span></text:p>
        <text:h text:style-name="Heading_20_3" text:outline-level="3">Push an existing repository from the command line</text:h>
        <text:p text:style-name="Preformatted_20_Text"><text:span text:style-name="Source_20_Text">git remote add origin git@github.com:miksa007/HelloWorld.git</text:span></text:p>
        <text:p text:style-name="P2"><text:span text:style-name="Source_20_Text">git push -u origin master</text:span></text:p>
        <text:h text:style-name="P13" text:outline-level="3"><text:soft-page-break/><text:span text:style-name="T12">Clone and </text:span>Push an existing repository from the command line</text:h>
        <text:p text:style-name="P15"><text:span text:style-name="Source_20_Text">git </text:span><text:span text:style-name="Source_20_Text"><text:span text:style-name="T12">clone</text:span></text:span><text:span text:style-name="Source_20_Text"> </text:span><text:span text:style-name="Source_20_Text"><text:span text:style-name="T13">https://github.com/miksa007/HelloWorld.git</text:span></text:span></text:p>
        <text:p text:style-name="P14"><text:span text:style-name="Source_20_Text">git commit -</text:span><text:span text:style-name="Source_20_Text"><text:span text:style-name="T12">a</text:span></text:span><text:span text:style-name="Source_20_Text">m "</text:span><text:span text:style-name="Source_20_Text"><text:span text:style-name="T12">second</text:span></text:span><text:span text:style-name="Source_20_Text"> commit </text:span><text:span text:style-name="Source_20_Text"><text:span text:style-name="T12">and some updates</text:span></text:span><text:span text:style-name="Source_20_Text">"</text:span></text:p>
        <text:p text:style-name="P14"><text:span text:style-name="Source_20_Text">git push -u origin master</text:span></text:p>
      </text:section>
      <text:p text:style-name="Standard"/>
      <text:p text:style-name="P3">Ohjeita – neuvoja: </text:p>
      <text:list xml:id="list3946949264259054364" text:style-name="L4">
        <text:list-item>
          <text:p text:style-name="P28">Merge<text:span text:style-name="T4">, jos versioissa ongelmia, niin lue ohjeista merge-osio </text:span></text:p>
        </text:list-item>
        <text:list-item>
          <text:p text:style-name="P26">Don't create the Repository within the Eclipse workspace</text:p>
        </text:list-item>
        <text:list-item>
          <text:p text:style-name="P26">Be careful when cloning or creating a Repository</text:p>
        </text:list-item>
        <text:list-item>
          <text:p text:style-name="P26">Make sure to use the Git Sharing Wizard correctly</text:p>
        </text:list-item>
        <text:list-item>
          <text:p text:style-name="P26">Don't create a Repository with an Eclipse project as root</text:p>
        </text:list-item>
      </text:list>
      <text:p text:style-name="P7">Harjoitus</text:p>
      <text:list xml:id="list6112100939223169685" text:style-name="L5">
        <text:list-item>
          <text:p text:style-name="P30">Luo tunnus github.com palveluun</text:p>
        </text:list-item>
        <text:list-item>
          <text:p text:style-name="P32">Testaa tutoriaalia: <text:a xlink:type="simple" xlink:href="https://guides.github.com/activities/hello-world/" text:style-name="Internet_20_link" text:visited-style-name="Visited_20_Internet_20_Link">https://guides.github.com/activities/hello-world/</text:a></text:p>
        </text:list-item>
      </text:list>
      <text:p text:style-name="P10"/>
      <text:p text:style-name="P6">Git + <text:span text:style-name="T19">W</text:span>indows </text:p>
      <text:p text:style-name="P8">Asennuspaketti: desktop.github.com </text:p>
      <text:p text:style-name="P8">- <text:span text:style-name="T16">tunnukset github:iin tarvitaan</text:span></text:p>
      <text:p text:style-name="P8"/>
      <text:p text:style-name="P29"><text:span text:style-name="T20">A</text:span>ndroid studio<text:span text:style-name="T20">(jatkoa edelliseen kohtaan Windows ympäristössä)</text:span></text:p>
      <text:p text:style-name="P9">-Aseta polku git.exe sovellukselle File/settings valikossa (Version Control / Git ). Oikea polku on jotain <text:s/>c :/user/xxx/AppData/Local/GitHub/PortableGit…./git.exe</text:p>
      <text:p text:style-name="P10">- <text:span text:style-name="T17">Testaa toiminta: test-nappula</text:span></text:p>
      <text:p text:style-name="P10"/>
      <text:p text:style-name="P11">Projektin ajaminen GitHub:iin</text:p>
      <text:p text:style-name="P11">Android Studion valikosta <text:s/>VCS/Import into Version Control/Share Project on GitHub</text:p>
      <text:p text:style-name="P11"/>
      <text:p text:style-name="P11"><text:span text:style-name="T18">Kaikki on valmista ja tästä eteenpäin tehdään vain m</text:span>uutosten commitointi<text:span text:style-name="T18">a versionhallintaan</text:span></text:p>
      <text:p text:style-name="P11">VCS/Git /Commit Changes </text:p>
      <text:p text:style-name="P11">-valitaan tiedostot(automaattisesti)</text:p>
      <text:p text:style-name="P11">-lisätään commit teksti</text:p>
      <text:p text:style-name="P11">- Commit and Push nappula.</text:p>
      <text:p text:style-name="P11"/>
      <text:p text:style-name="P5">Linkkejä </text:p>
      <text:list xml:id="list95510283158081" text:continue-numbering="true" text:style-name="L5">
        <text:list-item>
          <text:p text:style-name="P31"><text:a xlink:type="simple" xlink:href="http://www.github.com/" text:style-name="Internet_20_link" text:visited-style-name="Visited_20_Internet_20_Link"><text:span text:style-name="T15">www.</text:span></text:a><text:a xlink:type="simple" xlink:href="http://www.github.com/" text:style-name="Internet_20_link" text:visited-style-name="Visited_20_Internet_20_Link">github.com</text:a> – <text:span text:style-name="T15">Julkinen Git-palvelin</text:span></text:p>
        </text:list-item>
        <text:list-item>
          <text:p text:style-name="P34"><text:a xlink:type="simple" xlink:href="https://bitbucket.org/" text:style-name="Internet_20_link" text:visited-style-name="Visited_20_Internet_20_Link">https://bitbucket.org/</text:a> Ei niin julkinen Git-palvelin</text:p>
        </text:list-item>
        <text:list-item>
          <text:p text:style-name="P33"><text:a xlink:type="simple" xlink:href="https://gitlab.rd.tut.fi/" text:style-name="Internet_20_link" text:visited-style-name="Visited_20_Internet_20_Link">https://gitlab.rd.tut.fi/</text:a> -TTY:n sisäinen Git-palvelin</text:p>
        </text:list-item>
        <text:list-item>
          <text:p text:style-name="P31"/>
        </text:list-item>
        <text:list-item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6e8c8" officeooo:paragraph-rsid="0036e8c8"/>
    </style:style>
    <style:style style:name="MT1" style:family="text"/>
    <style:style style:name="MT2" style:family="text">
      <style:text-properties fo:font-weight="bold" officeooo:rsid="003fd036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span text:style-name="MT2">Versiohallinnan lyhyt oppimäärä</text:span><text:tab/><text:date style:data-style-name="N10036" text:date-value="2017-01-15T09:55:10.027142800">15.01.20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1-12-07T08:14:45</meta:creation-date>
    <dc:date>2017-01-15T09:55:09.987640757</dc:date>
    <meta:editing-duration>P1DT5H20M7S</meta:editing-duration>
    <meta:editing-cycles>36</meta:editing-cycles>
    <meta:generator>LibreOffice/5.2.4.2.1$Linux_X86_64 LibreOffice_project/20m0$Build-2</meta:generator>
    <dc:description>Created by mika.saari@tut.fi</dc:description>
    <meta:document-statistic meta:table-count="0" meta:image-count="0" meta:object-count="0" meta:page-count="2" meta:paragraph-count="65" meta:word-count="444" meta:character-count="3410" meta:non-whitespace-character-count="3036"/>
  </office:meta>
</office:document-meta>
</file>